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BOUT ME</text:p>
      <text:p text:style-name="Normal"><draw:frame draw:style-name="a0" draw:name="Picture 1" text:anchor-type="as-char" svg:x="0in" svg:y="0in" svg:width="4.86457in" svg:height="1.40451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Index</text:p>
      <text:p text:style-name="Normal"><draw:frame draw:style-name="a1" draw:name="Picture 1" text:anchor-type="as-char" svg:x="0in" svg:y="0in" svg:width="4.77921in" svg:height="1.5021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Services</text:p>
      <text:p text:style-name="Normal"><draw:frame draw:style-name="a2" draw:name="Picture 1" text:anchor-type="as-char" svg:x="0in" svg:y="0in" svg:width="5.10275in" svg:height="1.59935in" style:rel-width="scale" style:rel-height="scale"><draw:image xlink:href="media/image3.png" xlink:type="simple" xlink:show="embed" xlink:actuate="onLoad"/><svg:title/><svg:desc>A screenshot of a web page

Description automatically generated</svg:desc></draw:frame></text:p>
      <text:p text:style-name="Normal">Contact</text:p>
      <text:p text:style-name="Normal"><draw:frame draw:style-name="a3" draw:name="Picture 1" text:anchor-type="as-char" svg:x="0in" svg:y="0in" svg:width="4.82683in" svg:height="1.60698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24383473 Noura Ahmed</meta:initial-creator>
    <dc:creator>C24383473 Noura Ahmed</dc:creator>
    <meta:creation-date>2024-11-17T14:47:00Z</meta:creation-date>
    <dc:date>2024-11-17T14:47:00Z</dc:date>
    <meta:template xlink:href="Normal" xlink:type="simple"/>
    <meta:editing-cycles>2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